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Bookman L" svg:font-family="'URW Bookman L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9.81mm" fo:margin-left="11.98mm" table:align="left"/>
    </style:style>
    <style:style style:name="Table2.A" style:family="table-column">
      <style:table-column-properties style:column-width="4.94mm"/>
    </style:style>
    <style:style style:name="Table2.B" style:family="table-column">
      <style:table-column-properties style:column-width="4.96mm"/>
    </style:style>
    <style:style style:name="Table2.D" style:family="table-column">
      <style:table-column-properties style:column-width="4.97mm"/>
    </style:style>
    <style:style style:name="Table2.A1" style:family="table-cell">
      <style:table-cell-properties fo:padding="0.49mm" fo:border="none"/>
    </style:style>
    <style:style style:name="P1" style:family="paragraph" style:parent-style-name="Standard">
      <style:paragraph-properties fo:text-align="center" style:justify-single-word="false"/>
      <style:text-properties fo:font-variant="small-caps" fo:color="#99bd54" style:font-name="URW Bookman L" fo:font-size="24pt" officeooo:rsid="001b0abd" officeooo:paragraph-rsid="00348b4b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8pt" officeooo:rsid="00362ae9" officeooo:paragraph-rsid="00362ae9" style:font-size-asian="8pt" style:font-size-complex="8pt"/>
    </style:style>
    <style:style style:name="P3" style:family="paragraph">
      <loext:graphic-properties draw:fill="solid" draw:fill-color="#94bd5e"/>
      <style:paragraph-properties fo:text-align="center"/>
    </style:style>
    <style:style style:name="P4" style:family="paragraph">
      <loext:graphic-properties draw:fill="solid" draw:fill-color="#5c8526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28658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1.5mm" fo:border-left="none" fo:border-right="none" fo:border-top="0.51pt solid #94bd5e" fo:border-bottom="0.51pt solid #94bd5e">
        <style:columns fo:column-count="1" fo:column-gap="0mm"/>
      </style:graphic-properties>
    </style:style>
    <style:style style:name="gr1" style:family="graphic">
      <style:graphic-properties draw:stroke="none" svg:stroke-color="#579d1c" draw:fill="solid" draw:fill-color="#94bd5e" draw:textarea-horizontal-align="justify" draw:textarea-vertical-align="middle" draw:auto-grow-height="false" fo:min-height="0mm" fo:min-width="0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aecf00" draw:fill="solid" draw:fill-color="#5c8526" draw:textarea-horizontal-align="justify" draw:textarea-vertical-align="middle" draw:auto-grow-height="false" fo:min-height="0mm" fo:min-width="0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Standard"><draw:custom-shape text:anchor-type="as-char" svg:y="-2.1mm" draw:z-index="0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1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2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3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>
          <table:table-cell table:style-name="Table2.A1" office:value-type="string">
            <text:p text:style-name="Standard"><draw:custom-shape text:anchor-type="as-char" svg:y="-2.1mm" draw:z-index="4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10" draw:style-name="gr2" draw:text-style-name="P4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11" draw:style-name="gr2" draw:text-style-name="P4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12" draw:style-name="gr2" draw:text-style-name="P4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>
          <table:table-cell table:style-name="Table2.A1" office:value-type="string">
            <text:p text:style-name="Standard"><draw:custom-shape text:anchor-type="as-char" svg:y="-2.1mm" draw:z-index="5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13" draw:style-name="gr2" draw:text-style-name="P4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14" draw:style-name="gr2" draw:text-style-name="P4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15" draw:style-name="gr2" draw:text-style-name="P4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>
          <table:table-cell table:style-name="Table2.A1" office:value-type="string">
            <text:p text:style-name="Standard"><draw:frame draw:style-name="fr1" draw:name="Frame1" text:anchor-type="paragraph" svg:x="26.81mm" svg:y="-13.72mm" svg:width="41.22mm" draw:z-index="16"><draw:text-box fo:min-height="12.49mm"><text:p text:style-name="P1"><text:span text:style-name="T1">CogSta</text:span><text:span text:style-name="T2">t</text:span></text:p><text:p text:style-name="P2">Automatic statistical analysis</text:p></draw:text-box></draw:frame><draw:custom-shape text:anchor-type="as-char" svg:y="-2.1mm" draw:z-index="6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7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8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2.A1" office:value-type="string">
            <text:p text:style-name="Standard"><draw:custom-shape text:anchor-type="as-char" svg:y="-2.1mm" draw:z-index="9" draw:style-name="gr1" draw:text-style-name="P3" svg:width="4.01mm" svg:height="4.01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</table:table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RW Bookman L" svg:font-family="'URW Bookman L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90.01mm" fo:page-height="30.8mm" style:num-format="1" style:print-orientation="landscape" fo:margin-top="4.99mm" fo:margin-bottom="0mm" fo:margin-left="0mm" fo:margin-right="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 Krajcsi</meta:initial-creator>
    <meta:creation-date>2014-06-19T13:21:22.258437172</meta:creation-date>
    <dc:date>2018-10-20T10:39:53.188626231</dc:date>
    <dc:creator>Attila Krajcsi</dc:creator>
    <meta:editing-duration>PT1H16M18S</meta:editing-duration>
    <meta:editing-cycles>22</meta:editing-cycles>
    <meta:generator>LibreOffice/6.1.2.1$Linux_X86_64 LibreOffice_project/65905a128db06ba48db947242809d14d3f9a93fe</meta:generator>
    <meta:document-statistic meta:table-count="1" meta:image-count="0" meta:object-count="0" meta:page-count="1" meta:paragraph-count="19" meta:word-count="4" meta:character-count="38" meta:non-whitespace-character-count="35"/>
  </office:meta>
</office:document-meta>
</file>